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Group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activ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enumerate( java . lang . Thread [ ]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enumerate( java . lang . Thread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enumerate( java . lang . ThreadGroup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setMaxPriority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interru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getMax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isDaem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activeGroup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ThreadGroup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parentOf( java . lang . ThreadGrou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check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ThreadGroup( java . lang . ThreadGroup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isDestroy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uncaughtException( java . lang . Thread var0 , java . lang . Throwa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setDaemon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enumerate( java . lang . ThreadGroup [ ]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hreadGroup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